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7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12.3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77cm"/>
    </style:style>
    <style:style style:name="co6" style:family="table-column">
      <style:table-column-properties fo:break-before="auto" style:column-width="7.579cm"/>
    </style:style>
    <style:style style:name="ro1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fo:color="#000000"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2" style:family="table-cell" style:parent-style-name="Default">
      <style:table-cell-properties fo:border-bottom="none" fo:background-color="transparent" fo:border-left="0.99pt solid #000000" fo:border-right="none" fo:border-top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" style:family="table-cell" style:parent-style-name="Default">
      <style:table-cell-properties fo:border-bottom="0.99pt solid #000000" fo:background-color="transparent" fo:border-left="0.99pt solid #000000" fo:border-right="none" fo:border-top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 fo:border="0.99pt solid #000000"/>
      <style:paragraph-properties style:writing-mode="page"/>
      <style:text-properties fo:color="#000000"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order-bottom="none" fo:background-color="transparent" fo:border-left="0.99pt solid #000000" fo:border-right="0.99pt solid #000000" fo:border-top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order-bottom="0.99pt solid #000000" fo:background-color="transparent" fo:border-left="0.99pt solid #000000" fo:border-right="0.99pt solid #000000" fo:border-top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F" fo:font-size="10pt" fo:font-weight="bold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<text:span text:style-name="T1">French</text:span></text:p>
          </table:table-cell>
          <table:table-cell table:style-name="ce4" office:value-type="string" calcext:value-type="string">
            <text:p><text:span text:style-name="T1">English</text:span></text:p>
          </table:table-cell>
          <table:table-cell table:style-name="ce7" office:value-type="string" calcext:value-type="string">
            <text:p>Theme</text:p>
          </table:table-cell>
          <table:table-cell office:value-type="string" calcext:value-type="string">
            <text:p># words</text:p>
          </table:table-cell>
          <table:table-cell office:value-type="string" calcext:value-type="string">
            <text:p># cha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pan text:style-name="T2">J'ai la nostalgie du pain de ma mère,</text:span></text:p>
          </table:table-cell>
          <table:table-cell table:style-name="ce5" office:value-type="string" calcext:value-type="string">
            <text:p><text:span text:style-name="T2">I'm nostalgic for my mother's bread,</text:span></text:p>
          </table:table-cell>
          <table:table-cell office:value-type="string" calcext:value-type="string">
            <text:p>Nostalgia</text:p>
          </table:table-cell>
          <table:table-cell table:formula="of:=IF([.A2]&lt;&gt;&quot;&quot;; LEN(TRIM([.A2]))-LEN(SUBSTITUTE(TRIM([.A2]); &quot; &quot;; &quot;&quot;))+1; 0)" office:value-type="float" office:value="8" calcext:value-type="float">
            <text:p>8</text:p>
          </table:table-cell>
          <table:table-cell table:style-name="Default" table:formula="of:=LEN(SUBSTITUTE([.A2]; &quot; &quot;; &quot;&quot;))" office:value-type="float" office:value="30" calcext:value-type="float">
            <text:p>30</text:p>
          </table:table-cell>
          <table:table-cell table:style-name="ce9"/>
          <table:table-cell table:style-name="ce9" office:value-type="string" calcext:value-type="string">
            <text:p>Key Theme: Nostalgia</text:p>
          </table:table-cell>
          <table:table-cell table:formula="of:=SUBSTITUTE([.G2]; &quot;Key Theme: &quot;; &quot;&quot;)" office:value-type="string" office:string-value="Nostalgia" calcext:value-type="string">
            <text:p>Nostalgia</text:p>
          </table:table-cell>
        </table:table-row>
        <table:table-row table:style-name="ro1">
          <table:table-cell table:style-name="ce2" office:value-type="string" calcext:value-type="string">
            <text:p><text:span text:style-name="T2">Du café de ma mère,</text:span></text:p>
          </table:table-cell>
          <table:table-cell table:style-name="ce5" office:value-type="string" calcext:value-type="string">
            <text:p><text:span text:style-name="T2">My mother's coffee,</text:span></text:p>
          </table:table-cell>
          <table:table-cell office:value-type="string" calcext:value-type="string">
            <text:p>Nostalgia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Nostalgia</text:p>
          </table:table-cell>
          <table:table-cell table:formula="of:=SUBSTITUTE([.G3]; &quot;Key Theme: &quot;; &quot;&quot;)" office:value-type="string" office:string-value="Nostalgia" calcext:value-type="string">
            <text:p>Nostalgia</text:p>
          </table:table-cell>
        </table:table-row>
        <table:table-row table:style-name="ro1">
          <table:table-cell table:style-name="ce2" office:value-type="string" calcext:value-type="string">
            <text:p><text:span text:style-name="T2">Des caresses de ma mère...</text:span></text:p>
          </table:table-cell>
          <table:table-cell table:style-name="ce5" office:value-type="string" calcext:value-type="string">
            <text:p><text:span text:style-name="T2">My mother's caresses...</text:span></text:p>
          </table:table-cell>
          <table:table-cell office:value-type="string" calcext:value-type="string">
            <text:p>Nostalgia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Nostalgia, Love</text:p>
          </table:table-cell>
          <table:table-cell table:formula="of:=SUBSTITUTE([.G4]; &quot;Key Theme: &quot;; &quot;&quot;)" office:value-type="string" office:string-value="Nostalgia, Love" calcext:value-type="string">
            <text:p>Nostalgia, Love</text:p>
          </table:table-cell>
        </table:table-row>
        <table:table-row table:style-name="ro1">
          <table:table-cell table:style-name="ce2" office:value-type="string" calcext:value-type="string">
            <text:p><text:span text:style-name="T2">Et l'enfance grandit en moi,</text:span></text:p>
          </table:table-cell>
          <table:table-cell table:style-name="ce5" office:value-type="string" calcext:value-type="string">
            <text:p><text:span text:style-name="T2">And childhood grows inside me,</text:span></text:p>
          </table:table-cell>
          <table:table-cell office:value-type="string" calcext:value-type="string">
            <text:p>Childhood and Personal Growth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Childhood and Personal Growth</text:p>
          </table:table-cell>
          <table:table-cell table:formula="of:=SUBSTITUTE([.G5]; &quot;Key Theme: &quot;; &quot;&quot;)" office:value-type="string" office:string-value="Childhood and Personal Growth" calcext:value-type="string">
            <text:p>Childhood and Personal Growth</text:p>
          </table:table-cell>
        </table:table-row>
        <table:table-row table:style-name="ro1">
          <table:table-cell table:style-name="ce2" office:value-type="string" calcext:value-type="string">
            <text:p><text:span text:style-name="T2">Jour après jour,</text:span></text:p>
          </table:table-cell>
          <table:table-cell table:style-name="ce5" office:value-type="string" calcext:value-type="string">
            <text:p><text:span text:style-name="T2">Day after day,</text:span></text:p>
          </table:table-cell>
          <table:table-cell office:value-type="string" calcext:value-type="string">
            <text:p>Childhood and Personal Growth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Childhood and Personal Growth</text:p>
          </table:table-cell>
          <table:table-cell table:formula="of:=SUBSTITUTE([.G6]; &quot;Key Theme: &quot;; &quot;&quot;)" office:value-type="string" office:string-value="Childhood and Personal Growth" calcext:value-type="string">
            <text:p>Childhood and Personal Growth</text:p>
          </table:table-cell>
        </table:table-row>
        <table:table-row table:style-name="ro1">
          <table:table-cell table:style-name="ce2" office:value-type="string" calcext:value-type="string">
            <text:p><text:span text:style-name="T2">Et je chéris ma vie, car</text:span></text:p>
          </table:table-cell>
          <table:table-cell table:style-name="ce5" office:value-type="string" calcext:value-type="string">
            <text:p><text:span text:style-name="T2">And I cherish my life, because</text:span></text:p>
          </table:table-cell>
          <table:table-cell office:value-type="string" calcext:value-type="string">
            <text:p>Love and Devotion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Love and Devotion</text:p>
          </table:table-cell>
          <table:table-cell table:formula="of:=SUBSTITUTE([.G7]; &quot;Key Theme: &quot;; &quot;&quot;)" office:value-type="string" office:string-value="Love and Devotion" calcext:value-type="string">
            <text:p>Love and Devotion</text:p>
          </table:table-cell>
        </table:table-row>
        <table:table-row table:style-name="ro1">
          <table:table-cell table:style-name="ce2" office:value-type="string" calcext:value-type="string">
            <text:p><text:span text:style-name="T2">Si je mourais,</text:span></text:p>
          </table:table-cell>
          <table:table-cell table:style-name="ce5" office:value-type="string" calcext:value-type="string">
            <text:p><text:span text:style-name="T2">If I died,</text:span></text:p>
          </table:table-cell>
          <table:table-cell office:value-type="string" calcext:value-type="string">
            <text:p>Connection, Desire for Connection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Connection, Desire for Connection</text:p>
          </table:table-cell>
          <table:table-cell table:formula="of:=SUBSTITUTE([.G8]; &quot;Key Theme: &quot;; &quot;&quot;)" office:value-type="string" office:string-value="Connection, Desire for Connection" calcext:value-type="string">
            <text:p>Connection, Desire for Connection</text:p>
          </table:table-cell>
        </table:table-row>
        <table:table-row table:style-name="ro1">
          <table:table-cell table:style-name="ce2" office:value-type="string" calcext:value-type="string">
            <text:p><text:span text:style-name="T2">J'aurais honte des larmes de ma mère !</text:span></text:p>
          </table:table-cell>
          <table:table-cell table:style-name="ce5" office:value-type="string" calcext:value-type="string">
            <text:p><text:span text:style-name="T2">I'd be ashamed of my mother's tears!</text:span></text:p>
          </table:table-cell>
          <table:table-cell office:value-type="string" calcext:value-type="string">
            <text:p>Love and Devotion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Love and Devotion</text:p>
          </table:table-cell>
          <table:table-cell table:formula="of:=SUBSTITUTE([.G9]; &quot;Key Theme: &quot;; &quot;&quot;)" office:value-type="string" office:string-value="Love and Devotion" calcext:value-type="string">
            <text:p>Love and Devotion</text:p>
          </table:table-cell>
        </table:table-row>
        <table:table-row table:style-name="ro1">
          <table:table-cell table:style-name="ce2" office:value-type="string" calcext:value-type="string">
            <text:p><text:span text:style-name="T2">Fais de moi, si je rentre un jour,</text:span></text:p>
          </table:table-cell>
          <table:table-cell table:style-name="ce5" office:value-type="string" calcext:value-type="string">
            <text:p><text:span text:style-name="T2">Make me, if I ever return,</text:span></text:p>
          </table:table-cell>
          <table:table-cell office:value-type="string" calcext:value-type="string">
            <text:p>Ambiguity and Divinit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Ambiguity and Divinity</text:p>
          </table:table-cell>
          <table:table-cell table:formula="of:=SUBSTITUTE([.G10]; &quot;Key Theme: &quot;; &quot;&quot;)" office:value-type="string" office:string-value="Ambiguity and Divinity" calcext:value-type="string">
            <text:p>Ambiguity and Divinity</text:p>
          </table:table-cell>
        </table:table-row>
        <table:table-row table:style-name="ro1">
          <table:table-cell table:style-name="ce2" office:value-type="string" calcext:value-type="string">
            <text:p><text:span text:style-name="T2">Une ombrelle pour tes paupières.</text:span></text:p>
          </table:table-cell>
          <table:table-cell table:style-name="ce5" office:value-type="string" calcext:value-type="string">
            <text:p><text:span text:style-name="T2">A shade for your eyelids.</text:span></text:p>
          </table:table-cell>
          <table:table-cell office:value-type="string" calcext:value-type="string">
            <text:p>Ambiguity and Divinit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Ambiguity and Divinity</text:p>
          </table:table-cell>
          <table:table-cell table:formula="of:=SUBSTITUTE([.G11]; &quot;Key Theme: &quot;; &quot;&quot;)" office:value-type="string" office:string-value="Ambiguity and Divinity" calcext:value-type="string">
            <text:p>Ambiguity and Divinity</text:p>
          </table:table-cell>
        </table:table-row>
        <table:table-row table:style-name="ro1">
          <table:table-cell table:style-name="ce2" office:value-type="string" calcext:value-type="string">
            <text:p><text:span text:style-name="T2">Recouvre mes os de cette herbe</text:span></text:p>
          </table:table-cell>
          <table:table-cell table:style-name="ce5" office:value-type="string" calcext:value-type="string">
            <text:p><text:span text:style-name="T2">Cover my bones with this grass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12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Baptisée sous tes talons innocents.</text:span></text:p>
          </table:table-cell>
          <table:table-cell table:style-name="ce5" office:value-type="string" calcext:value-type="string">
            <text:p><text:span text:style-name="T2">Baptized under your innocent heels.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13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Attache-moi</text:span></text:p>
          </table:table-cell>
          <table:table-cell table:style-name="ce5" office:value-type="string" calcext:value-type="string">
            <text:p><text:span text:style-name="T2">Tie me up</text:span></text:p>
          </table:table-cell>
          <table:table-cell office:value-type="string" calcext:value-type="string">
            <text:p>Depend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Dependence</text:p>
          </table:table-cell>
          <table:table-cell table:formula="of:=SUBSTITUTE([.G14]; &quot;Key Theme: &quot;; &quot;&quot;)" office:value-type="string" office:string-value="Dependence" calcext:value-type="string">
            <text:p>Dependence</text:p>
          </table:table-cell>
        </table:table-row>
        <table:table-row table:style-name="ro1">
          <table:table-cell table:style-name="ce2" office:value-type="string" calcext:value-type="string">
            <text:p><text:span text:style-name="T2">Avec une mèche de tes cheveux,</text:span></text:p>
          </table:table-cell>
          <table:table-cell table:style-name="ce5" office:value-type="string" calcext:value-type="string">
            <text:p><text:span text:style-name="T2">With a lock of your hair,</text:span></text:p>
          </table:table-cell>
          <table:table-cell office:value-type="string" calcext:value-type="string">
            <text:p>Depend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Dependence</text:p>
          </table:table-cell>
          <table:table-cell table:formula="of:=SUBSTITUTE([.G15]; &quot;Key Theme: &quot;; &quot;&quot;)" office:value-type="string" office:string-value="Dependence" calcext:value-type="string">
            <text:p>Dependence</text:p>
          </table:table-cell>
        </table:table-row>
        <table:table-row table:style-name="ro1">
          <table:table-cell table:style-name="ce2" office:value-type="string" calcext:value-type="string">
            <text:p><text:span text:style-name="T2">Un fil qui pend à l'ourlet de ta robe...</text:span></text:p>
          </table:table-cell>
          <table:table-cell table:style-name="ce5" office:value-type="string" calcext:value-type="string">
            <text:p><text:span text:style-name="T2">A thread that hangs from the hem of your dress...</text:span></text:p>
          </table:table-cell>
          <table:table-cell office:value-type="string" calcext:value-type="string">
            <text:p>Depend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Dependence</text:p>
          </table:table-cell>
          <table:table-cell table:formula="of:=SUBSTITUTE([.G16]; &quot;Key Theme: &quot;; &quot;&quot;)" office:value-type="string" office:string-value="Dependence" calcext:value-type="string">
            <text:p>Dependence</text:p>
          </table:table-cell>
        </table:table-row>
        <table:table-row table:style-name="ro1">
          <table:table-cell table:style-name="ce2" office:value-type="string" calcext:value-type="string">
            <text:p><text:span text:style-name="T2">Et je serai, peut-être, un dieu,</text:span></text:p>
          </table:table-cell>
          <table:table-cell table:style-name="ce5" office:value-type="string" calcext:value-type="string">
            <text:p><text:span text:style-name="T2">And I'll be, perhaps, a god,</text:span></text:p>
          </table:table-cell>
          <table:table-cell office:value-type="string" calcext:value-type="string">
            <text:p>Ambiguity and Divinit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Ambiguity and Divinity</text:p>
          </table:table-cell>
          <table:table-cell table:formula="of:=SUBSTITUTE([.G17]; &quot;Key Theme: &quot;; &quot;&quot;)" office:value-type="string" office:string-value="Ambiguity and Divinity" calcext:value-type="string">
            <text:p>Ambiguity and Divinity</text:p>
          </table:table-cell>
        </table:table-row>
        <table:table-row table:style-name="ro1">
          <table:table-cell table:style-name="ce2" office:value-type="string" calcext:value-type="string">
            <text:p><text:span text:style-name="T2">Peut-être un dieu,</text:span></text:p>
          </table:table-cell>
          <table:table-cell table:style-name="ce5" office:value-type="string" calcext:value-type="string">
            <text:p><text:span text:style-name="T2">Perhaps a god,</text:span></text:p>
          </table:table-cell>
          <table:table-cell office:value-type="string" calcext:value-type="string">
            <text:p>Ambiguity and Divinit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Ambiguity and Divinity</text:p>
          </table:table-cell>
          <table:table-cell table:formula="of:=SUBSTITUTE([.G18]; &quot;Key Theme: &quot;; &quot;&quot;)" office:value-type="string" office:string-value="Ambiguity and Divinity" calcext:value-type="string">
            <text:p>Ambiguity and Divinity</text:p>
          </table:table-cell>
        </table:table-row>
        <table:table-row table:style-name="ro1">
          <table:table-cell table:style-name="ce2" office:value-type="string" calcext:value-type="string">
            <text:p><text:span text:style-name="T2">Si j'effleurais ton coeur !</text:span></text:p>
          </table:table-cell>
          <table:table-cell table:style-name="ce5" office:value-type="string" calcext:value-type="string">
            <text:p><text:span text:style-name="T2">If I touch your heart!</text:span></text:p>
          </table:table-cell>
          <table:table-cell office:value-type="string" calcext:value-type="string">
            <text:p>Connection, Desire for Connection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Connection, Desire for Connection</text:p>
          </table:table-cell>
          <table:table-cell table:formula="of:=SUBSTITUTE([.G19]; &quot;Key Theme: &quot;; &quot;&quot;)" office:value-type="string" office:string-value="Connection, Desire for Connection" calcext:value-type="string">
            <text:p>Connection, Desire for Connection</text:p>
          </table:table-cell>
        </table:table-row>
        <table:table-row table:style-name="ro1">
          <table:table-cell table:style-name="ce2" office:value-type="string" calcext:value-type="string">
            <text:p><text:span text:style-name="T2">Si je rentre, enfouis-moi,</text:span></text:p>
          </table:table-cell>
          <table:table-cell table:style-name="ce5" office:value-type="string" calcext:value-type="string">
            <text:p><text:span text:style-name="T2">Set me, if I ever return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20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Bûche, dans ton âtre.</text:span></text:p>
          </table:table-cell>
          <table:table-cell table:style-name="ce5" office:value-type="string" calcext:value-type="string">
            <text:p><text:span text:style-name="T2">In your oven as fuel to help you cook,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21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Et suspends-moi,</text:span></text:p>
          </table:table-cell>
          <table:table-cell table:style-name="ce5" office:value-type="string" calcext:value-type="string">
            <text:p><text:span text:style-name="T2">And hang me,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22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Corde à linge, sur le toit de ta maison.</text:span></text:p>
          </table:table-cell>
          <table:table-cell table:style-name="ce5" office:value-type="string" calcext:value-type="string">
            <text:p><text:span text:style-name="T2">On your roof as a clothesline stretched in your hands.</text:span></text:p>
          </table:table-cell>
          <table:table-cell office:value-type="string" calcext:value-type="string">
            <text:p>Sacrifi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Sacrifice</text:p>
          </table:table-cell>
          <table:table-cell table:formula="of:=SUBSTITUTE([.G23]; &quot;Key Theme: &quot;; &quot;&quot;)" office:value-type="string" office:string-value="Sacrifice" calcext:value-type="string">
            <text:p>Sacrifice</text:p>
          </table:table-cell>
        </table:table-row>
        <table:table-row table:style-name="ro1">
          <table:table-cell table:style-name="ce2" office:value-type="string" calcext:value-type="string">
            <text:p><text:span text:style-name="T2">Je ne tiens pas debout</text:span></text:p>
          </table:table-cell>
          <table:table-cell table:style-name="ce5" office:value-type="string" calcext:value-type="string">
            <text:p><text:span text:style-name="T2">I can no longer stand</text:span></text:p>
          </table:table-cell>
          <table:table-cell office:value-type="string" calcext:value-type="string">
            <text:p>Depend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Dependence</text:p>
          </table:table-cell>
          <table:table-cell table:formula="of:=SUBSTITUTE([.G24]; &quot;Key Theme: &quot;; &quot;&quot;)" office:value-type="string" office:string-value="Dependence" calcext:value-type="string">
            <text:p>Dependence</text:p>
          </table:table-cell>
        </table:table-row>
        <table:table-row table:style-name="ro1">
          <table:table-cell table:style-name="ce2" office:value-type="string" calcext:value-type="string">
            <text:p><text:span text:style-name="T2">Sans ta prière du jour.</text:span></text:p>
          </table:table-cell>
          <table:table-cell table:style-name="ce5" office:value-type="string" calcext:value-type="string">
            <text:p><text:span text:style-name="T2">Without your daily prayers.</text:span></text:p>
          </table:table-cell>
          <table:table-cell office:value-type="string" calcext:value-type="string">
            <text:p>Depend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Dependence</text:p>
          </table:table-cell>
          <table:table-cell table:formula="of:=SUBSTITUTE([.G25]; &quot;Key Theme: &quot;; &quot;&quot;)" office:value-type="string" office:string-value="Dependence" calcext:value-type="string">
            <text:p>Dependence</text:p>
          </table:table-cell>
        </table:table-row>
        <table:table-row table:style-name="ro1">
          <table:table-cell table:style-name="ce2" office:value-type="string" calcext:value-type="string">
            <text:p><text:span text:style-name="T2">J'ai vieilli. Ramène les étoiles de l'enfance</text:span></text:p>
          </table:table-cell>
          <table:table-cell table:style-name="ce5" office:value-type="string" calcext:value-type="string">
            <text:p><text:span text:style-name="T2">I've grown old. Bring back the stars of childhood</text:span></text:p>
          </table:table-cell>
          <table:table-cell office:value-type="string" calcext:value-type="string">
            <text:p>Yearning for Innoc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Yearning for Innocence</text:p>
          </table:table-cell>
          <table:table-cell table:formula="of:=SUBSTITUTE([.G26]; &quot;Key Theme: &quot;; &quot;&quot;)" office:value-type="string" office:string-value="Yearning for Innocence" calcext:value-type="string">
            <text:p>Yearning for Innocence</text:p>
          </table:table-cell>
        </table:table-row>
        <table:table-row table:style-name="ro1">
          <table:table-cell table:style-name="ce2" office:value-type="string" calcext:value-type="string">
            <text:p><text:span text:style-name="T2">Ramène les étoiles de l'enfance</text:span></text:p>
          </table:table-cell>
          <table:table-cell table:style-name="ce5" office:value-type="string" calcext:value-type="string">
            <text:p><text:span text:style-name="T2">Bring back the stars of childhood</text:span></text:p>
          </table:table-cell>
          <table:table-cell office:value-type="string" calcext:value-type="string">
            <text:p>Yearning for Innoc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Yearning for Innocence</text:p>
          </table:table-cell>
          <table:table-cell table:formula="of:=SUBSTITUTE([.G27]; &quot;Key Theme: &quot;; &quot;&quot;)" office:value-type="string" office:string-value="Yearning for Innocence" calcext:value-type="string">
            <text:p>Yearning for Innocence</text:p>
          </table:table-cell>
        </table:table-row>
        <table:table-row table:style-name="ro1">
          <table:table-cell table:style-name="ce2" office:value-type="string" calcext:value-type="string">
            <text:p><text:span text:style-name="T2">Et je partagerai avec les petits des oiseaux,</text:span></text:p>
          </table:table-cell>
          <table:table-cell table:style-name="ce5" office:value-type="string" calcext:value-type="string">
            <text:p><text:span text:style-name="T2">And I'll share with the little birds,</text:span></text:p>
          </table:table-cell>
          <table:table-cell office:value-type="string" calcext:value-type="string">
            <text:p>Yearning for Innocence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Emotion/Concept: Desiring a return to the innocence associated with childhood.</text:p>
          </table:table-cell>
          <table:table-cell table:formula="of:=SUBSTITUTE([.G28]; &quot;Key Theme: &quot;; &quot;&quot;)" office:value-type="string" office:string-value="Emotion/Concept: Desiring a return to the innocence associated with childhood." calcext:value-type="string">
            <text:p>Emotion/Concept: Desiring a return to the innocence associated with childhood.</text:p>
          </table:table-cell>
        </table:table-row>
        <table:table-row table:style-name="ro1">
          <table:table-cell table:style-name="ce2" office:value-type="string" calcext:value-type="string">
            <text:p><text:span text:style-name="T2">Le chemin du retour...</text:span></text:p>
          </table:table-cell>
          <table:table-cell table:style-name="ce5" office:value-type="string" calcext:value-type="string">
            <text:p><text:span text:style-name="T2">The way back...</text:span></text:p>
          </table:table-cell>
          <table:table-cell office:value-type="string" calcext:value-type="string">
            <text:p>Journey and Homecoming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Key Theme: Yearning for Innocence</text:p>
          </table:table-cell>
          <table:table-cell table:formula="of:=SUBSTITUTE([.G29]; &quot;Key Theme: &quot;; &quot;&quot;)" office:value-type="string" office:string-value="Yearning for Innocence" calcext:value-type="string">
            <text:p>Yearning for Innocence</text:p>
          </table:table-cell>
        </table:table-row>
        <table:table-row table:style-name="ro1">
          <table:table-cell table:style-name="ce3" office:value-type="string" calcext:value-type="string">
            <text:p><text:span text:style-name="T2">Au nid de ton attente ! </text:span></text:p>
          </table:table-cell>
          <table:table-cell table:style-name="ce6" office:value-type="string" calcext:value-type="string">
            <text:p><text:span text:style-name="T2">To the nest of your expectation!</text:span></text:p>
          </table:table-cell>
          <table:table-cell office:value-type="string" calcext:value-type="string">
            <text:p>Journey and Homecoming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Key Theme: Yearning for Innocence</text:p>
          </table:table-cell>
          <table:table-cell table:formula="of:=SUBSTITUTE([.G30]; &quot;Key Theme: &quot;; &quot;&quot;)" office:value-type="string" office:string-value="Yearning for Innocence" calcext:value-type="string">
            <text:p>Yearning for Innocence</text:p>
          </table:table-cell>
        </table:table-row>
        <table:table-row table:style-name="ro1">
          <table:table-cell table:number-columns-repeated="4"/>
          <table:table-cell table:style-name="ce9"/>
          <table:table-cell/>
          <table:table-cell table:style-name="ce9" office:value-type="string" calcext:value-type="string">
            <text:p>Key Theme: Journey and Homecoming</text:p>
          </table:table-cell>
          <table:table-cell table:formula="of:=SUBSTITUTE([.G31]; &quot;Key Theme: &quot;; &quot;&quot;)" office:value-type="string" office:string-value="Journey and Homecoming" calcext:value-type="string">
            <text:p>Journey and Homecoming</text:p>
          </table:table-cell>
        </table:table-row>
        <table:table-row table:style-name="ro1">
          <table:table-cell table:number-columns-repeated="4"/>
          <table:table-cell table:style-name="ce9"/>
          <table:table-cell/>
          <table:table-cell table:style-name="ce9" office:value-type="string" calcext:value-type="string">
            <text:p>Key Theme: Journey and Homecoming</text:p>
          </table:table-cell>
          <table:table-cell table:formula="of:=SUBSTITUTE([.G32]; &quot;Key Theme: &quot;; &quot;&quot;)" office:value-type="string" office:string-value="Journey and Homecoming" calcext:value-type="string">
            <text:p>Journey and Homecoming</text:p>
          </table:table-cell>
        </table:table-row>
        <table:table-row table:style-name="ro1" table:number-rows-repeated="59">
          <table:table-cell table:number-columns-repeated="4"/>
          <table:table-cell table:style-name="ce9"/>
          <table:table-cell table:number-columns-repeated="3"/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0:43:36.151898208</meta:creation-date>
    <dc:date>2024-01-30T11:01:23.159451363</dc:date>
    <meta:editing-duration>PT17M47S</meta:editing-duration>
    <meta:editing-cycles>1</meta:editing-cycles>
    <meta:document-statistic meta:table-count="1" meta:cell-count="156" meta:object-count="0"/>
    <meta:generator>LibreOffice/7.5.0.3$MacOSX_AARCH64 LibreOffice_project/c21113d003cd3efa8c53188764377a8272d9d6de</meta:generator>
  </office:meta>
</office:document-meta>
</file>